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" svg:font-family="Times"/>
    <style:font-face style:name="Times New Roman" svg:font-family="'Times New Roman'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3.25in" style:rel-column-width="32767*"/>
    </style:style>
    <style:style style:name="Table1.B" style:family="table-column">
      <style:table-column-properties style:column-width="3.25in" style:rel-column-width="3276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5in" table:align="margins"/>
    </style:style>
    <style:style style:name="Table2.A" style:family="table-column">
      <style:table-column-properties style:column-width="3.25in" style:rel-column-width="32767*"/>
    </style:style>
    <style:style style:name="Table2.B" style:family="table-column">
      <style:table-column-properties style:column-width="3.25in" style:rel-column-width="32768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text-properties style:font-name="Times New Roman" fo:font-size="12pt"/>
    </style:style>
    <style:style style:name="P2" style:family="paragraph" style:parent-style-name="Standard">
      <style:paragraph-properties>
        <style:tab-stops>
          <style:tab-stop style:position="6.6929in" style:type="right"/>
        </style:tab-stops>
      </style:paragraph-properties>
      <style:text-properties style:font-name="Times New Roman" fo:font-size="12pt"/>
    </style:style>
    <style:style style:name="P3" style:family="paragraph" style:parent-style-name="Standard">
      <style:paragraph-properties fo:margin-top="0in" fo:margin-bottom="0.0835in"/>
      <style:text-properties style:font-name="Times New Roman" fo:font-size="12pt"/>
    </style:style>
    <style:style style:name="P4" style:family="paragraph" style:parent-style-name="Text_20_body">
      <style:paragraph-properties fo:margin-top="0in" fo:margin-bottom="0.0835in"/>
      <style:text-properties style:font-name="Times New Roman" fo:font-size="12pt"/>
    </style:style>
    <style:style style:name="P5" style:family="paragraph" style:parent-style-name="Standard">
      <style:paragraph-properties fo:margin-top="0.1665in" fo:margin-bottom="0.0835in"/>
      <style:text-properties style:font-name="Arial" fo:font-size="16pt" fo:font-weight="bold"/>
    </style:style>
    <style:style style:name="P6" style:family="paragraph" style:parent-style-name="Standard">
      <style:paragraph-properties fo:margin-top="0.1665in" fo:margin-bottom="0.0835in"/>
      <style:text-properties style:font-name="Arial" fo:font-size="12pt" fo:font-weight="bold"/>
    </style:style>
    <style:style style:name="P7" style:family="paragraph" style:parent-style-name="Standard">
      <style:paragraph-properties fo:margin-top="0.1665in" fo:margin-bottom="0.0835in" fo:break-before="page"/>
      <style:text-properties style:font-name="Arial" fo:font-size="12pt" fo:font-weight="bold"/>
    </style:style>
    <style:style style:name="P8" style:family="paragraph" style:parent-style-name="Standard">
      <style:text-properties style:font-name="Times New Roman" fo:font-size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font-weight="bold"/>
    </style:style>
    <style:style style:name="P10" style:family="paragraph" style:parent-style-name="Standard">
      <style:text-properties style:font-name="Times New Roman" fo:font-size="12pt" fo:font-style="italic"/>
    </style:style>
    <style:style style:name="P11" style:family="paragraph" style:parent-style-name="Standard" style:list-style-name="L1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2pt"/>
    </style:style>
    <style:style style:name="P12" style:family="paragraph" style:parent-style-name="Standard" style:list-style-name="L1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2pt" fo:font-style="italic"/>
    </style:style>
    <style:style style:name="T1" style:family="text">
      <style:text-properties fo:font-style="italic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able of Contents</text:p>
      <text:p text:style-name="P2"><text:a xlink:type="simple" xlink:href="#__RefHeading__113_168607438">Glossario<text:tab/>2</text:a></text:p>
      <text:p text:style-name="P2"><text:a xlink:type="simple" xlink:href="#__RefHeading__691_168607438">Abstract<text:tab/>3</text:a></text:p>
      <text:p text:style-name="P2"><text:a xlink:type="simple" xlink:href="#__RefHeading__116_168607438">User profiles<text:tab/>4</text:a></text:p>
      <text:p text:style-name="P1"/>
      <text:p text:style-name="P1"/>
      <text:p text:style-name="P6">Glossari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Nome</text:p>
          </table:table-cell>
          <table:table-cell table:style-name="Table1.A1" office:value-type="string">
            <text:p text:style-name="P9">Descrizione</text:p>
          </table:table-cell>
        </table:table-row>
        <table:table-row>
          <table:table-cell table:style-name="Table1.A1" office:value-type="string">
            <text:p text:style-name="P1">CopassConnect</text:p>
          </table:table-cell>
          <table:table-cell table:style-name="Table1.A1" office:value-type="string">
            <text:p text:style-name="P1">Applicazione web centralizzata per la gestione delle transazioni basate sui crediti.</text:p>
          </table:table-cell>
        </table:table-row>
        <table:table-row>
          <table:table-cell table:style-name="Table1.A1" office:value-type="string">
            <text:p text:style-name="P1">CopassConnectClient</text:p>
          </table:table-cell>
          <table:table-cell table:style-name="Table1.A1" office:value-type="string">
            <text:p text:style-name="P1">Plugin di CopassManager per la comunicazione con CopassConnect via web services.</text:p>
          </table:table-cell>
        </table:table-row>
        <table:table-row>
          <table:table-cell table:style-name="Table1.A1" office:value-type="string">
            <text:p text:style-name="P1">CopassManager</text:p>
          </table:table-cell>
          <table:table-cell table:style-name="Table1.A1" office:value-type="string">
            <text:p text:style-name="P1">Applicazione stand alone per la gestione di uno spazio di coworking.</text:p>
            <text:p text:style-name="P1">Mediante CopassConnectClient si integra con CopassConnect. <text:s text:c="2"/></text:p>
          </table:table-cell>
        </table:table-row>
        <table:table-row>
          <table:table-cell table:style-name="Table1.A1" office:value-type="string">
            <text:p text:style-name="P1">Credito</text:p>
          </table:table-cell>
          <table:table-cell table:style-name="Table1.A1" office:value-type="string">
            <text:p text:style-name="P1">Moneta fittizia utilizzata dal circuito CopassConnect.</text:p>
          </table:table-cell>
        </table:table-row>
        <table:table-row>
          <table:table-cell table:style-name="Table1.A1" office:value-type="string">
            <text:p text:style-name="P1">CopassConnect administrator</text:p>
          </table:table-cell>
          <table:table-cell table:style-name="Table1.A1" office:value-type="string">
            <text:p text:style-name="P1">Amministratore dell'applicazione CopassConnect</text:p>
          </table:table-cell>
        </table:table-row>
        <table:table-row>
          <table:table-cell table:style-name="Table1.A1" office:value-type="string">
            <text:p text:style-name="P1">Copass administrator</text:p>
          </table:table-cell>
          <table:table-cell table:style-name="Table1.A1" office:value-type="string">
            <text:p text:style-name="P1">Utente dell'applicazione CopassConnect, amministra il sito fisico di coworking.</text:p>
          </table:table-cell>
        </table:table-row>
        <table:table-row>
          <table:table-cell table:style-name="Table1.A1" office:value-type="string">
            <text:p text:style-name="P1">Copass User</text:p>
          </table:table-cell>
          <table:table-cell table:style-name="Table1.A1" office:value-type="string">
            <text:p text:style-name="P1">Utente fruitore del credito,utente dei servizi erogati dagli CoSite.</text:p>
          </table:table-cell>
        </table:table-row>
        <table:table-row>
          <table:table-cell table:style-name="Table1.A1" office:value-type="string">
            <text:p text:style-name="P1">CoSite</text:p>
          </table:table-cell>
          <table:table-cell table:style-name="Table1.A1" office:value-type="string">
            <text:p text:style-name="P1">Sito fisico dove il Utente usufruisce dei servizi</text:p>
          </table:table-cell>
        </table:table-row>
        <table:table-row>
          <table:table-cell table:style-name="Table1.A1" office:value-type="string">
            <text:p text:style-name="P1">Payback</text:p>
          </table:table-cell>
          <table:table-cell table:style-name="Table1.A1" office:value-type="string">
            <text:p text:style-name="P1">Algoritmo per la consuntivazione del dare/avere fra i siti di coworking.</text:p>
          </table:table-cell>
        </table:table-row>
        <table:table-row>
          <table:table-cell table:style-name="Table1.A1" office:value-type="string">
            <text:p text:style-name="P1">CopassCard</text:p>
          </table:table-cell>
          <table:table-cell table:style-name="Table1.A1" office:value-type="string">
            <text:p text:style-name="P1">Carta virtuale utilizzata per la gestione dei crediti.</text:p>
            <text:p text:style-name="P1">E' un codice univoco assegnato e comunicato al Utente.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P6">Abstract</text:p>
      <text:p text:style-name="P1">CopassConnect è un applicazione web centralizzata che si occupa di registrare e consuntivare le transazioni basate sui crediti acquistabili negli spazi CoPass da un Utente e spendibili in ogni spazio che parteciperà alla rete Copass.</text:p>
      <text:p text:style-name="P1"/>
      <text:p text:style-name="P1">CopassConnect in futuro dovrà comunicare con CopassManager tramite il plugin CopassConnectClient via web services. </text:p>
      <text:p text:style-name="P1">CopassManager e CopassConnectClient non sono oggetto di specifica ma ne va prevista <text:soft-page-break/>l'integrazione futura.</text:p>
      <text:p text:style-name="P1"><text:line-break/>È un applicazione dedicata agli amministratori degli spazi CoPass che permetterà ai singoli siti di sharing di registrare gli Utenti, assegnare credito ai Utenti e consuntivare lo stato dei crediti rispetto agli altri spazi con un meccanismo di dare/avere.</text:p>
      <text:p text:style-name="P1"/>
      <text:p text:style-name="P1">Il credito acquistato da un Utente in uno spazio può essere speso in uno spazio diverso, sarà poi lo spazio presso il quale tale credito viene utilizzato a ricevere dal sito erogatore del credito il corrispettivo valore in valuta monetaria.</text:p>
      <text:p text:style-name="P1"/>
      <text:p text:style-name="P1">I CoSite si relazioneranno tramite CopassConnect con relazioni molti a molti, non esiste una banca centrale per i crediti (è prevista in sviluppi futuri). Ogni transazione andrà tracciata con le informazioni necessarie. </text:p>
      <text:p text:style-name="P1"/>
      <text:p text:style-name="P1">Per il prototipo l'utente con il solo profilo Utente non può effettuare login sull'applicazione.</text:p>
      <text:p text:style-name="P1">Le informazioni relative allo stato della sua carta vengono inviate a mezzo email ad ogni variazione del credito.</text:p>
      <text:p text:style-name="P10">Da valutare l'utilizzo della richiesta di conferma per la validazione dell'indirizzo email da parte del Utente. </text:p>
      <text:p text:style-name="P1"/>
      <text:p text:style-name="P1">Il pagamento dei crediti da parte di un CoSite debitore ad un suo CoSite creditore avviene via Paypal.</text:p>
      <text:p text:style-name="P1">Il sito CoPass trattiene una percentuale (da definire, e variabile con l'evoluzione del progetto).</text:p>
      <text:p text:style-name="P1">L'utilizzo di Paypal garantisce il monitoraggio della transazione e la validazione dell'avvenuto pagamento.</text:p>
      <text:p text:style-name="P1">Sarà possibile utilizzare anche altre modalità di pagamento in sviluppi futuri. </text:p>
      <text:p text:style-name="P1"><text:line-break/>Il credito è legato alla carta virtuale e non all'Utente.</text:p>
      <text:p text:style-name="P1">La carta virtuale è un codice univoco auto generato attualmente trasparente all'utente e non visionabile,.</text:p>
      <text:p text:style-name="P1">Per il prototipo andrà gestito il caso 1 CopassCard per ogni Utente, quindi relazione tessera Utente di tipo 1 a 1, ma devono essere previste le possibilità di assegnare più utenti a una stessa tessera e più tessere per un singolo utente per gli sviluppi futuri.</text:p>
      <text:p text:style-name="P1">In questa fase sara' utilizzata l'indirizzo email dell'utente come indice per reperire la CopassCard all'interno dell'applicazione.</text:p>
      <text:p text:style-name="P6"/>
      <text:p text:style-name="P7">User profiles</text:p>
      <text:p text:style-name="P3">Definizione dei profili d'uso per gli utenti usufruitori dell'applicazione.</text:p>
      <text:p text:style-name="P4">Per gli utenti che hanno sia il profilo CowoConnect administrator e Cowo administrator si dovra' far scegliere in fase di login il profilo con il quale si vuole effettuare l'accesso all'applicazione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Profilo</text:p>
          </table:table-cell>
          <table:table-cell table:style-name="Table2.A1" office:value-type="string">
            <text:p text:style-name="P9">Grants</text:p>
          </table:table-cell>
        </table:table-row>
        <table:table-row>
          <table:table-cell table:style-name="Table2.A1" office:value-type="string">
            <text:p text:style-name="P1">CopassConnect administrator (<text:span text:style-name="T1">da valutare</text:span>)</text:p>
          </table:table-cell>
          <table:table-cell table:style-name="Table2.A1" office:value-type="string">
            <text:list xml:id="list403810270" text:style-name="L1">
              <text:list-item>
                <text:p text:style-name="P11">Valida l'accreditamento di un sito di coworking</text:p>
              </text:list-item>
              <text:list-item>
                <text:p text:style-name="P11">Gestisce gli account dei Copass administrator (abilita,disabilita,sospende, elimina)</text:p>
              </text:list-item>
              <text:list-item>
                <text:p text:style-name="P11">Schedula il payback (in base a una data di cutoff, in base a una soglia stabilita)</text:p>
              </text:list-item>
              <text:list-item>
                <text:p text:style-name="P11">Definisce la periodicità di invio dello stato delle carte agli utenti Utente</text:p>
              </text:list-item>
              <text:list-item>
                <text:p text:style-name="P11">Definisce la percentuale trattenuta da CoPass sulle transazioni</text:p>
              </text:list-item>
            </text:list>
          </table:table-cell>
        </table:table-row>
        <table:table-row>
          <table:table-cell table:style-name="Table2.A1" office:value-type="string">
            <text:p text:style-name="P1">Copass administrator</text:p>
          </table:table-cell>
          <table:table-cell table:style-name="Table2.A1" office:value-type="string">
            <text:list xml:id="list2130679322" text:style-name="L1">
              <text:list-item>
                <text:p text:style-name="P11">Si registra come Copass administrator su CopassConnect</text:p>
              </text:list-item>
              <text:list-item>
                <text:p text:style-name="P11">Registra la mail per il pagamento tramite Paypal </text:p>
              </text:list-item>
              <text:list-item>
                <text:p text:style-name="P11">Registra i Utenti su CopassConnect</text:p>
              </text:list-item>
              <text:list-item>
                <text:p text:style-name="P12">Assegna le carte virtuali agli Utenti (in questa fase automaticamente)</text:p>
              </text:list-item>
              <text:list-item>
                <text:p text:style-name="P11">Carica e scarica il credito dalla carta virtuale di un Utente</text:p>
              </text:list-item>
              <text:list-item>
                <text:p text:style-name="P11">Visualizza lo stato delle transazioni di credito che lo coinvolgono</text:p>
              </text:list-item>
              <text:list-item>
                <text:p text:style-name="P11">Richiede il pagamento dei crediti spettanti a un CoSite debitore</text:p>
              </text:list-item>
              <text:list-item>
                <text:p text:style-name="P11">Comunica il pagamento dei crediti pagati a un CoSite creditore</text:p>
              </text:list-item>
              <text:list-item>
                <text:p text:style-name="P11">Valida l'avvenuto pagamento da parte di un CoSite debitore</text:p>
              </text:list-item>
            </text:list>
          </table:table-cell>
        </table:table-row>
        <table:table-row>
          <table:table-cell table:style-name="Table2.A1" office:value-type="string">
            <text:p text:style-name="P1">Utente</text:p>
          </table:table-cell>
          <table:table-cell table:style-name="Table2.A1" office:value-type="string">
            <text:list xml:id="list403277783" text:style-name="L1">
              <text:list-item>
                <text:p text:style-name="P11">Per questo prototipo l'utente non può effettuare login con il profilo Utente</text:p>
              </text:list-item>
              <text:list-item>
                <text:p text:style-name="P11">Richiede la registrazione ad un Copass administrator.</text:p>
              </text:list-item>
              <text:list-item>
                <text:p text:style-name="P12">Ottiene l'assegnazione di una carta virtuale da un Copass administrator</text:p>
              </text:list-item>
              <text:list-item>
                <text:p text:style-name="P11">Utilizza la carta virtuale comunicando il numero di carta e i crediti da <text:soft-page-break/>acquistare o da decurtare ad un Copass administrator.</text:p>
              </text:list-item>
              <text:list-item>
                <text:p text:style-name="P11">Richiede ad un Copass administrator lo stato della sua carta</text:p>
              </text:list-item>
              <text:list-item>
                <text:p text:style-name="P11">Riceve via mail da CopassConnect la comunicazione delle variazioni di credito e il saldo della sua carta ad ogni variazione di credito.</text:p>
              </text:list-item>
            </text:list>
          </table:table-cell>
        </table:table-row>
        <table:table-row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</table:table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imes" svg:font-family="Times"/>
    <style:font-face style:name="Times New Roman" svg:font-family="'Times New Roman'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itle/>CopassConnect – v.0.0.2<text:tab/><text:tab/><text:page-number text:select-page="current">4</text:page-number> di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2-10-20T09:59:45</dc:date>
    <dc:creator>unto </dc:creator>
    <meta:editing-duration>PT9M37S</meta:editing-duration>
    <meta:editing-cycles>4</meta:editing-cycles>
    <meta:document-statistic meta:table-count="2" meta:image-count="0" meta:object-count="0" meta:page-count="4" meta:paragraph-count="76" meta:word-count="784" meta:character-count="3862" meta:non-whitespace-character-count="4554"/>
  </office:meta>
</office:document-meta>
</file>